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officeooo:rsid="00128a2b" officeooo:paragraph-rsid="0030e46b" style:font-size-asian="14pt" style:font-size-complex="14pt"/>
    </style:style>
    <style:style style:name="T1" style:family="text">
      <style:text-properties officeooo:rsid="00150c5e"/>
    </style:style>
    <style:style style:name="T2" style:family="text">
      <style:text-properties officeooo:rsid="00152a50"/>
    </style:style>
    <style:style style:name="T3" style:family="text">
      <style:text-properties officeooo:rsid="0048fc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U</text:span>m unsere Welt zum Positiven zu verändern<text:span text:style-name="T3"> wurde bereits vieles versucht</text:span>. <text:span text:style-name="T3">Teilweise</text:span> ist dies sicherlich gelungen, doch der durchschlagende Erfolg blieb bis heute<text:span text:style-name="T1"> </text:span>aus meiner Sicht aus.<text:span text:style-name="T2"> Wie könnten wir also diese Herausforderung anders angehen? Seit relativ kurzer Zeit steht uns eine Technologie zur Verfügung, welche den entscheidenden Unterschied zu früher ausmachen könnte. Das Internet! Dieses Medium bietet die Chance, dass wir uns auf eine ganz neue Art und Weise vernetzen können. Es könnte ein Schlüssel sein, um gemeinsam nachhaltige Lösungen für eine gerechte Zukunft umzusetzen. Doch fehlt meiner Meinung nach ein geeignetes, modernes Werkzeug um dieses Ziel zu erreichen. Aus diesem Grund habe ich mit der Programmierung eines neuartigen, sozialen Netzwerkes, welches den Namen Elyoos trägt, begonnen. Bei Elyoos steht die Entwicklung der Menschheit im Mittelpunkt und nicht der Profit. Ich bin der Überzeugung, das die Zeit reif ist für eine solche Plattform. Eine welche die Idee des sozialen Netzwerkes wie wir es bisher kennen auf die nächste Evolutionsstufe hebt. Mit diesem Werkzeug wird der Austausch von hilfreichen Informationen viel effizienter. Die vielen guten Projekte und Lösungsvorschläge, welche irgendwo verzettelt im Internet zu finden sind, werden leichter auffindbar. Zudem wird es einfacher von den Erfahrungen und dem Wissen anderer zu profitieren. Diese virtuelle Vernetzung soll unterstützend wirken und aufzeigen, hey da sind ganz viele Menschen welche die Gesellschaft konstruktiv zum Wohle Aller mitgestalten. Ich bin nicht alleine. Möglicherweise wird ja Elyoos dieses Mal das Zünglein an der Waage sein, damit wir erfolgreich eine Zukunft gestalten, in der Gewalt, Ungerechtigkeit und dergleichen definitiv der Vergangenheit angehören. Vielen Dank für ihre Aufmerksamke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6:59:38.395000000</meta:creation-date>
    <meta:generator>LibreOffice/5.2.5.1$Windows_x86 LibreOffice_project/0312e1a284a7d50ca85a365c316c7abbf20a4d22</meta:generator>
    <dc:date>2017-03-31T08:36:32.052000000</dc:date>
    <meta:editing-duration>PT1H42M51S</meta:editing-duration>
    <meta:editing-cycles>16</meta:editing-cycles>
    <meta:print-date>2017-03-30T14:48:44.348000000</meta:print-date>
    <meta:document-statistic meta:table-count="0" meta:image-count="0" meta:object-count="0" meta:page-count="1" meta:paragraph-count="1" meta:word-count="261" meta:character-count="1811" meta:non-whitespace-character-count="1551"/>
  </office:meta>
</office:document-meta>
</file>